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3.134cm" fo:margin-left="2.46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3.383cm"/>
    </style:style>
    <style:style style:name="Tabla5.B" style:family="table-column">
      <style:table-column-properties style:column-width="3.327cm"/>
    </style:style>
    <style:style style:name="Tabla5.C" style:family="table-column">
      <style:table-column-properties style:column-width="3.136cm"/>
    </style:style>
    <style:style style:name="Tabla5.D" style:family="table-column">
      <style:table-column-properties style:column-width="3.288cm"/>
    </style:style>
    <style:style style:name="Tabla5.1" style:family="table-row">
      <style:table-row-properties style:row-height="0.397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padding="0.097cm" fo:border-left="0.05pt solid #cfe7f5" fo:border-right="none" fo:border-top="none" fo:border-bottom="none"/>
    </style:style>
    <style:style style:name="Tabla5.B1" style:family="table-cell">
      <style:table-cell-properties style:vertical-align="middle" fo:background-color="transparent" fo:padding="0.097cm" fo:border-left="0.05pt solid #cfe7f5" fo:border-right="none" fo:border-top="none" fo:border-bottom="none" style:writing-mode="lr-tb">
        <style:background-image/>
      </style:table-cell-properties>
    </style:style>
    <style:style style:name="Tabla5.D1" style:family="table-cell">
      <style:table-cell-properties style:vertical-align="middle" fo:background-color="transparent" fo:padding="0.097cm" fo:border-left="0.05pt solid #cfe7f5" fo:border-right="0.05pt solid #cfe7f5" fo:border-top="none" fo:border-bottom="none" style:writing-mode="lr-tb">
        <style:background-image/>
      </style:table-cell-properties>
    </style:style>
    <style:style style:name="Tabla5.2" style:family="table-row">
      <style:table-row-properties style:row-height="0.443cm"/>
    </style:style>
    <style:style style:name="Tabla5.D2" style:family="table-cell">
      <style:table-cell-properties style:vertical-align="middle" fo:padding="0.097cm" fo:border-left="0.05pt solid #cfe7f5" fo:border-right="0.05pt solid #cfe7f5" fo:border-top="none" fo:border-bottom="none"/>
    </style:style>
    <style:style style:name="Tabla1" style:family="table">
      <style:table-properties style:width="16.857cm" fo:margin-left="1.538cm" table:align="left"/>
    </style:style>
    <style:style style:name="Tabla1.A" style:family="table-column">
      <style:table-column-properties style:column-width="4.667cm"/>
    </style:style>
    <style:style style:name="Tabla1.B" style:family="table-column">
      <style:table-column-properties style:column-width="12.19cm"/>
    </style:style>
    <style:style style:name="Tabla1.A1" style:family="table-cell">
      <style:table-cell-properties fo:padding="0.097cm" fo:border-left="none" fo:border-right="none" fo:border-top="0.05pt solid #c0c0c0" fo:border-bottom="0.05pt solid #c0c0c0"/>
    </style:style>
    <style:style style:name="Tabla2" style:family="table">
      <style:table-properties style:width="19.133cm" fo:margin-left="0.019cm" fo:margin-right="0.039cm" table:align="margins" fo:keep-with-next="always" style:may-break-between-rows="true"/>
    </style:style>
    <style:style style:name="Tabla2.A" style:family="table-column">
      <style:table-column-properties style:column-width="1.337cm" style:rel-column-width="750*"/>
    </style:style>
    <style:style style:name="Tabla2.C" style:family="table-column">
      <style:table-column-properties style:column-width="4.392cm" style:rel-column-width="2464*"/>
    </style:style>
    <style:style style:name="Tabla2.D" style:family="table-column">
      <style:table-column-properties style:column-width="4.985cm" style:rel-column-width="2796*"/>
    </style:style>
    <style:style style:name="Tabla2.E" style:family="table-column">
      <style:table-column-properties style:column-width="1.699cm" style:rel-column-width="953*"/>
    </style:style>
    <style:style style:name="Tabla2.F" style:family="table-column">
      <style:table-column-properties style:column-width="2.006cm" style:rel-column-width="1125*"/>
    </style:style>
    <style:style style:name="Tabla2.G" style:family="table-column">
      <style:table-column-properties style:column-width="1.778cm" style:rel-column-width="997*"/>
    </style:style>
    <style:style style:name="Tabla2.H" style:family="table-column">
      <style:table-column-properties style:column-width="1.602cm" style:rel-column-width="898*"/>
    </style:style>
    <style:style style:name="Tabla2.1" style:family="table-row">
      <style:table-row-properties fo:keep-together="always"/>
    </style:style>
    <style:style style:name="Tabla2.A1" style:family="table-cell">
      <style:table-cell-properties fo:background-color="#666666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H1" style:family="table-cell">
      <style:table-cell-properties fo:background-color="#666666" fo:padding="0.097cm" fo:border="0.05pt solid #ffffff">
        <style:background-image/>
      </style:table-cell-properties>
    </style:style>
    <style:style style:name="Tabla2.2" style:family="table-row">
      <style:table-row-properties style:row-height="0.499cm" fo:keep-together="always"/>
    </style:style>
    <style:style style:name="Tabla2.A2" style:family="table-cell">
      <style:table-cell-properties style:vertical-align="middle" fo:background-color="#f0f0ff" fo:padding="0.097cm" fo:border-left="0.05pt solid #ffffff" fo:border-right="none" fo:border-top="none" fo:border-bottom="0.05pt solid #ffffff">
        <style:background-image/>
      </style:table-cell-properties>
    </style:style>
    <style:style style:name="Tabla2.F2" style:family="table-cell" style:data-style-name="N101">
      <style:table-cell-properties style:vertical-align="middle" fo:background-color="#f0f0ff" fo:padding="0.097cm" fo:border-left="0.05pt solid #ffffff" fo:border-right="none" fo:border-top="none" fo:border-bottom="0.05pt solid #ffffff">
        <style:background-image/>
      </style:table-cell-properties>
    </style:style>
    <style:style style:name="Tabla2.H2" style:family="table-cell" style:data-style-name="N101">
      <style:table-cell-properties style:vertical-align="middle" fo:background-color="#f0f0ff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la2.A3" style:family="table-cell">
      <style:table-cell-properties fo:background-color="transparent" fo:padding="0.097cm" fo:border-left="0.05pt solid #f0f0ff" fo:border-right="none" fo:border-top="0.05pt solid #f0f0ff" fo:border-bottom="0.05pt solid #f0f0ff">
        <style:background-image/>
      </style:table-cell-properties>
    </style:style>
    <style:style style:name="Tabla2.C3" style:family="table-cell">
      <style:table-cell-properties fo:background-color="transparent" fo:padding="0.097cm" fo:border-left="0.05pt solid #f0f0ff" fo:border-right="none" fo:border-top="0.05pt solid #f0f0ff" fo:border-bottom="0.05pt solid #f0f0ff">
        <style:background-image/>
      </style:table-cell-properties>
    </style:style>
    <style:style style:name="Tabla2.D3" style:family="table-cell" style:data-style-name="N108">
      <style:table-cell-properties fo:background-color="transparent" fo:padding="0.097cm" fo:border-left="0.05pt solid #f0f0ff" fo:border-right="none" fo:border-top="0.05pt solid #f0f0ff" fo:border-bottom="0.05pt solid #f0f0ff">
        <style:background-image/>
      </style:table-cell-properties>
    </style:style>
    <style:style style:name="Tabla2.E3" style:family="table-cell" style:data-style-name="N108">
      <style:table-cell-properties fo:background-color="transparent" fo:padding="0.097cm" fo:border-left="0.05pt solid #f0f0ff" fo:border-right="none" fo:border-top="0.05pt solid #f0f0ff" fo:border-bottom="0.05pt solid #f0f0ff">
        <style:background-image/>
      </style:table-cell-properties>
    </style:style>
    <style:style style:name="Tabla2.F3" style:family="table-cell" style:data-style-name="N108">
      <style:table-cell-properties fo:background-color="transparent" fo:padding="0.097cm" fo:border-left="0.05pt solid #f0f0ff" fo:border-right="none" fo:border-top="0.05pt solid #f0f0ff" fo:border-bottom="0.05pt solid #f0f0ff">
        <style:background-image/>
      </style:table-cell-properties>
    </style:style>
    <style:style style:name="Tabla2.G3" style:family="table-cell" style:data-style-name="N108">
      <style:table-cell-properties fo:background-color="transparent" fo:padding="0.097cm" fo:border-left="0.05pt solid #f0f0ff" fo:border-right="none" fo:border-top="0.05pt solid #f0f0ff" fo:border-bottom="0.05pt solid #f0f0ff">
        <style:background-image/>
      </style:table-cell-properties>
    </style:style>
    <style:style style:name="Tabla2.H3" style:family="table-cell" style:data-style-name="N108">
      <style:table-cell-properties fo:background-color="transparent" fo:padding="0.097cm" fo:border="0.05pt solid #f0f0ff">
        <style:background-image/>
      </style:table-cell-properties>
    </style:style>
    <style:style style:name="Tabla2.4" style:family="table-row">
      <style:table-row-properties style:row-height="0.4cm" fo:keep-together="always"/>
    </style:style>
    <style:style style:name="Tabla2.A4" style:family="table-cell">
      <style:table-cell-properties fo:padding="0.097cm" fo:border-left="0.05pt solid #f0f0ff" fo:border-right="none" fo:border-top="none" fo:border-bottom="0.05pt solid #f0f0ff"/>
    </style:style>
    <style:style style:name="Tabla2.B4" style:family="table-cell">
      <style:table-cell-properties fo:padding="0.097cm" fo:border-left="0.05pt solid #f0f0ff" fo:border-right="none" fo:border-top="none" fo:border-bottom="0.05pt solid #f0f0ff"/>
    </style:style>
    <style:style style:name="Tabla2.C4" style:family="table-cell">
      <style:table-cell-properties fo:padding="0.097cm" fo:border-left="0.05pt solid #f0f0ff" fo:border-right="none" fo:border-top="none" fo:border-bottom="0.05pt solid #f0f0ff"/>
    </style:style>
    <style:style style:name="Tabla2.D4" style:family="table-cell">
      <style:table-cell-properties fo:padding="0.097cm" fo:border-left="0.05pt solid #f0f0ff" fo:border-right="none" fo:border-top="none" fo:border-bottom="0.05pt solid #f0f0ff"/>
    </style:style>
    <style:style style:name="Tabla2.E4" style:family="table-cell">
      <style:table-cell-properties fo:padding="0.097cm" fo:border-left="0.05pt solid #f0f0ff" fo:border-right="none" fo:border-top="none" fo:border-bottom="0.05pt solid #f0f0ff"/>
    </style:style>
    <style:style style:name="Tabla2.F4" style:family="table-cell" style:data-style-name="N10106">
      <style:table-cell-properties fo:padding="0.097cm" fo:border-left="0.05pt solid #f0f0ff" fo:border-right="none" fo:border-top="none" fo:border-bottom="0.05pt solid #f0f0ff"/>
    </style:style>
    <style:style style:name="Tabla2.G4" style:family="table-cell" style:data-style-name="N10106">
      <style:table-cell-properties fo:padding="0.097cm" fo:border-left="0.05pt solid #f0f0ff" fo:border-right="none" fo:border-top="none" fo:border-bottom="0.05pt solid #f0f0ff"/>
    </style:style>
    <style:style style:name="Tabla2.H4" style:family="table-cell" style:data-style-name="N10106">
      <style:table-cell-properties fo:padding="0.097cm" fo:border-left="0.05pt solid #f0f0ff" fo:border-right="0.05pt solid #f0f0ff" fo:border-top="none" fo:border-bottom="0.05pt solid #f0f0ff"/>
    </style:style>
    <style:style style:name="Tabla2.A5" style:family="table-cell">
      <style:table-cell-properties fo:padding="0.097cm" fo:border-left="0.05pt solid #f0f0ff" fo:border-right="none" fo:border-top="none" fo:border-bottom="0.05pt solid #f0f0ff"/>
    </style:style>
    <style:style style:name="Tabla2.B5" style:family="table-cell">
      <style:table-cell-properties fo:padding="0.097cm" fo:border-left="0.05pt solid #f0f0ff" fo:border-right="none" fo:border-top="none" fo:border-bottom="0.05pt solid #f0f0ff"/>
    </style:style>
    <style:style style:name="Tabla2.C5" style:family="table-cell">
      <style:table-cell-properties fo:padding="0.097cm" fo:border-left="0.05pt solid #f0f0ff" fo:border-right="none" fo:border-top="none" fo:border-bottom="0.05pt solid #f0f0ff"/>
    </style:style>
    <style:style style:name="Tabla2.D5" style:family="table-cell">
      <style:table-cell-properties fo:padding="0.097cm" fo:border-left="0.05pt solid #f0f0ff" fo:border-right="none" fo:border-top="none" fo:border-bottom="0.05pt solid #f0f0ff"/>
    </style:style>
    <style:style style:name="Tabla2.E5" style:family="table-cell">
      <style:table-cell-properties fo:padding="0.097cm" fo:border-left="0.05pt solid #f0f0ff" fo:border-right="none" fo:border-top="none" fo:border-bottom="0.05pt solid #f0f0ff"/>
    </style:style>
    <style:style style:name="Tabla2.F5" style:family="table-cell">
      <style:table-cell-properties fo:padding="0.097cm" fo:border-left="0.05pt solid #f0f0ff" fo:border-right="none" fo:border-top="none" fo:border-bottom="0.05pt solid #f0f0ff"/>
    </style:style>
    <style:style style:name="Tabla2.G5" style:family="table-cell">
      <style:table-cell-properties fo:padding="0.097cm" fo:border-left="0.05pt solid #f0f0ff" fo:border-right="none" fo:border-top="none" fo:border-bottom="0.05pt solid #f0f0ff"/>
    </style:style>
    <style:style style:name="Tabla2.H5" style:family="table-cell" style:data-style-name="N108">
      <style:table-cell-properties fo:padding="0.097cm" fo:border-left="0.05pt solid #f0f0ff" fo:border-right="0.05pt solid #f0f0ff" fo:border-top="none" fo:border-bottom="0.05pt solid #f0f0ff"/>
    </style:style>
    <style:style style:name="Tabla2.A6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a2.C6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a2.D6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a2.E6" style:family="table-cell">
      <style:table-cell-properties fo:background-color="#d5e6ae" fo:padding="0.097cm" fo:border-left="0.05pt solid #ffffff" fo:border-right="none" fo:border-top="none" fo:border-bottom="0.05pt solid #ffffff">
        <style:background-image/>
      </style:table-cell-properties>
    </style:style>
    <style:style style:name="Tabla2.F6" style:family="table-cell" style:data-style-name="N109">
      <style:table-cell-properties fo:background-color="#d5e6ae" fo:padding="0.097cm" fo:border-left="0.05pt solid #ffffff" fo:border-right="none" fo:border-top="none" fo:border-bottom="0.05pt solid #ffffff">
        <style:background-image/>
      </style:table-cell-properties>
    </style:style>
    <style:style style:name="Tabla2.G6" style:family="table-cell" style:data-style-name="N109">
      <style:table-cell-properties fo:background-color="#d5e6ae" fo:padding="0.097cm" fo:border-left="0.05pt solid #ffffff" fo:border-right="none" fo:border-top="none" fo:border-bottom="0.05pt solid #ffffff">
        <style:background-image/>
      </style:table-cell-properties>
    </style:style>
    <style:style style:name="Tabla2.H6" style:family="table-cell" style:data-style-name="N109">
      <style:table-cell-properties fo:background-color="#d5e6ae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la2.A7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a2.C7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a2.D7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a2.E7" style:family="table-cell">
      <style:table-cell-properties fo:background-color="#ffffcc" fo:padding="0.097cm" fo:border-left="0.05pt solid #ffffff" fo:border-right="none" fo:border-top="none" fo:border-bottom="0.05pt solid #ffffff">
        <style:background-image/>
      </style:table-cell-properties>
    </style:style>
    <style:style style:name="Tabla2.F7" style:family="table-cell" style:data-style-name="N109">
      <style:table-cell-properties fo:background-color="#ffffcc" fo:padding="0.097cm" fo:border-left="0.05pt solid #ffffff" fo:border-right="none" fo:border-top="none" fo:border-bottom="0.05pt solid #ffffff">
        <style:background-image/>
      </style:table-cell-properties>
    </style:style>
    <style:style style:name="Tabla2.G7" style:family="table-cell" style:data-style-name="N109">
      <style:table-cell-properties fo:background-color="#ffffcc" fo:padding="0.097cm" fo:border-left="0.05pt solid #ffffff" fo:border-right="none" fo:border-top="none" fo:border-bottom="0.05pt solid #ffffff">
        <style:background-image/>
      </style:table-cell-properties>
    </style:style>
    <style:style style:name="Tabla2.H7" style:family="table-cell" style:data-style-name="N109">
      <style:table-cell-properties fo:background-color="#ffffcc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666666" style:font-name="Liberation Sans Narrow" fo:font-size="12pt" style:text-underline-style="none" officeooo:rsid="0021ee69" officeooo:paragraph-rsid="0021ee69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color="#999999" style:font-name="Liberation Sans Narrow" fo:font-size="7pt" style:text-underline-style="none" officeooo:rsid="0021ee69" officeooo:paragraph-rsid="0044be4a" style:font-size-asian="7pt" style:font-size-complex="7pt"/>
    </style:style>
    <style:style style:name="P3" style:family="paragraph" style:parent-style-name="Header">
      <style:paragraph-properties fo:text-align="end" style:justify-single-word="false"/>
      <style:text-properties fo:color="#333333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P4" style:family="paragraph" style:parent-style-name="Header">
      <style:paragraph-properties fo:text-align="end" style:justify-single-word="false"/>
      <style:text-properties fo:color="#4c4c4c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P5" style:family="paragraph" style:parent-style-name="Text_20_body">
      <style:paragraph-properties fo:text-align="start" style:justify-single-word="false"/>
      <style:text-properties style:font-name="Liberation Sans1" fo:font-size="6pt" style:text-underline-style="none" fo:font-weight="normal" style:font-size-asian="6pt" style:font-weight-asian="normal" style:font-size-complex="6pt" style:font-weight-complex="normal"/>
    </style:style>
    <style:style style:name="P6" style:family="paragraph" style:parent-style-name="Text_20_body">
      <style:text-properties style:font-name="Liberation Sans1" fo:font-size="6pt" style:text-underline-style="none" officeooo:paragraph-rsid="0033bdcb" style:font-size-asian="6pt" style:font-size-complex="6pt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fo:color="#333333" style:font-name="Liberation Sans Narrow" fo:font-size="6pt" officeooo:rsid="0033bdcb" officeooo:paragraph-rsid="00378a7b" style:font-size-asian="6pt" style:font-size-complex="6pt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fo:color="#333333" style:font-name="Liberation Sans Narrow" fo:font-size="6pt" officeooo:rsid="0035a86c" officeooo:paragraph-rsid="0035a86c" style:font-size-asian="6pt" style:font-size-complex="6pt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fo:color="#333333" style:font-name="Liberation Sans1" fo:font-size="6pt" officeooo:paragraph-rsid="00378a7b" style:font-size-asian="6pt" style:font-size-complex="6pt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fo:color="#333333" style:font-name="Liberation Sans1" fo:font-size="6pt" officeooo:rsid="00378a7b" officeooo:paragraph-rsid="003a8e16" style:font-size-asian="6pt" style:font-size-complex="6pt"/>
    </style:style>
    <style:style style:name="P11" style:family="paragraph" style:parent-style-name="Text_20_body">
      <style:paragraph-properties fo:margin-top="0cm" fo:margin-bottom="0.011cm" style:contextual-spacing="false" fo:text-align="center" style:justify-single-word="false"/>
      <style:text-properties fo:color="#333333" style:font-name="Liberation Sans1" fo:font-size="6pt" officeooo:paragraph-rsid="00378a7b" style:font-size-asian="6pt" style:font-size-complex="6pt"/>
    </style:style>
    <style:style style:name="P12" style:family="paragraph" style:parent-style-name="Standard">
      <style:text-properties style:font-name="Liberation Sans1" fo:font-size="6pt" style:text-underline-style="none" officeooo:paragraph-rsid="005194dd" style:font-size-asian="6pt" style:font-size-complex="6pt"/>
    </style:style>
    <style:style style:name="P13" style:family="paragraph" style:parent-style-name="Standard">
      <style:text-properties style:font-name="Liberation Sans1" fo:font-size="6pt" style:text-underline-style="none" officeooo:paragraph-rsid="00378a7b" style:font-size-asian="6pt" style:font-size-complex="6pt"/>
    </style:style>
    <style:style style:name="P14" style:family="paragraph" style:parent-style-name="Standard">
      <style:text-properties fo:color="#333333" style:font-name="Liberation Sans1" fo:font-size="6pt" style:text-underline-style="none" officeooo:paragraph-rsid="005194dd" style:font-size-asian="6pt" style:font-size-complex="6pt"/>
    </style:style>
    <style:style style:name="P15" style:family="paragraph" style:parent-style-name="Table_20_Heading">
      <style:paragraph-properties fo:text-align="end" style:justify-single-word="false" fo:keep-together="always" fo:background-color="transparent" fo:keep-with-next="always">
        <style:background-image/>
      </style:paragraph-properties>
      <style:text-properties fo:color="#004586" style:font-name="Liberation Sans1" fo:font-size="6pt" fo:font-weight="bold" officeooo:rsid="00160c77" officeooo:paragraph-rsid="0025ff94" style:font-size-asian="6pt" style:font-weight-asian="bold" style:font-size-complex="6pt" style:font-weight-complex="bold"/>
    </style:style>
    <style:style style:name="P16" style:family="paragraph" style:parent-style-name="Table_20_Heading">
      <style:paragraph-properties fo:text-align="end" style:justify-single-word="false" fo:keep-together="always" fo:keep-with-next="always"/>
      <style:text-properties fo:color="#355e00" style:font-name="Liberation Sans1" fo:font-size="6pt" fo:font-weight="bold" officeooo:paragraph-rsid="0056fb3a" style:font-size-asian="6pt" style:font-weight-asian="bold" style:font-size-complex="6pt" style:font-weight-complex="bold"/>
    </style:style>
    <style:style style:name="P17" style:family="paragraph" style:parent-style-name="Table_20_Heading">
      <style:paragraph-properties fo:keep-together="always" fo:keep-with-next="always"/>
      <style:text-properties fo:color="#355e00" style:font-name="Liberation Sans1" fo:font-size="6pt" fo:font-weight="bold" style:font-size-asian="6pt" style:font-weight-asian="bold" style:font-size-complex="6pt" style:font-weight-complex="bold"/>
    </style:style>
    <style:style style:name="P18" style:family="paragraph" style:parent-style-name="Table_20_Heading">
      <style:paragraph-properties fo:text-align="end" style:justify-single-word="false" fo:keep-together="always" fo:keep-with-next="always"/>
      <style:text-properties fo:color="#333333" style:font-name="Liberation Sans1" fo:font-size="6pt" fo:font-weight="bold" officeooo:rsid="0018f2f5" officeooo:paragraph-rsid="0056fb3a" style:font-size-asian="6pt" style:font-weight-asian="bold" style:font-size-complex="6pt" style:font-weight-complex="bold"/>
    </style:style>
    <style:style style:name="P19" style:family="paragraph" style:parent-style-name="Table_20_Heading">
      <style:paragraph-properties fo:keep-together="always" fo:keep-with-next="always"/>
      <style:text-properties fo:color="#333333" style:font-name="Liberation Sans1" fo:font-size="6pt" fo:font-weight="bold" officeooo:rsid="0018f2f5" fo:background-color="transparent" style:font-size-asian="6pt" style:font-weight-asian="bold" style:font-size-complex="6pt" style:font-weight-complex="bold"/>
    </style:style>
    <style:style style:name="P20" style:family="paragraph" style:parent-style-name="Text_20_body">
      <style:paragraph-properties fo:text-align="start" style:justify-single-word="false" fo:keep-together="always" fo:keep-with-next="always"/>
      <style:text-properties style:font-name="Liberation Sans1" fo:font-size="6pt" style:text-underline-style="none" officeooo:rsid="0017fbeb" officeooo:paragraph-rsid="00293d40" style:font-size-asian="6pt" style:font-size-complex="6pt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 fo:keep-together="always" fo:keep-with-next="always"/>
      <style:text-properties style:font-name="Liberation Sans1" fo:font-size="6pt" style:text-underline-style="none" style:font-size-asian="6pt" style:font-size-complex="6pt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fo:color="#333333" style:font-name="Liberation Sans1" fo:font-size="6pt" style:text-underline-style="none" officeooo:paragraph-rsid="005194dd" style:font-size-asian="6pt" style:font-size-complex="6pt"/>
    </style:style>
    <style:style style:name="P23" style:family="paragraph" style:parent-style-name="Text_20_body">
      <style:paragraph-properties fo:text-align="start" style:justify-single-word="false"/>
      <style:text-properties style:font-name="Liberation Sans1" fo:font-size="6pt" style:text-underline-style="none" style:font-size-asian="6pt" style:font-size-complex="6pt"/>
    </style:style>
    <style:style style:name="P24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fo:color="#004586" style:font-name="Liberation Sans1" fo:font-size="6pt" fo:font-weight="bold" officeooo:rsid="00160c77" officeooo:paragraph-rsid="0077624b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end" style:justify-single-word="false" fo:keep-together="always" fo:keep-with-next="always"/>
      <style:text-properties style:font-name="Liberation Sans1" fo:font-size="6pt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end" style:justify-single-word="false" fo:keep-together="always" fo:keep-with-next="always"/>
      <style:text-properties style:font-name="Liberation Sans1" fo:font-size="6pt" fo:font-weight="bold" officeooo:rsid="00680c5b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end" style:justify-single-word="false" fo:keep-together="always" fo:keep-with-next="always"/>
      <style:text-properties style:font-name="Liberation Sans1" fo:font-size="6pt" style:font-size-asian="6pt" style:font-size-complex="6pt"/>
    </style:style>
    <style:style style:name="P28" style:family="paragraph" style:parent-style-name="Table_20_Contents">
      <style:paragraph-properties fo:text-align="end" style:justify-single-word="false" fo:keep-together="always" fo:keep-with-next="always"/>
      <style:text-properties style:font-name="Liberation Sans1" fo:font-size="6pt" officeooo:paragraph-rsid="0025d6a1" style:font-size-asian="6pt" style:font-size-complex="6pt"/>
    </style:style>
    <style:style style:name="P29" style:family="paragraph" style:parent-style-name="Table_20_Contents">
      <style:paragraph-properties fo:text-align="start" style:justify-single-word="false" fo:keep-together="always" fo:keep-with-next="always"/>
      <style:text-properties style:font-name="Liberation Sans1" fo:font-size="6pt" style:font-size-asian="6pt" style:font-size-complex="6pt"/>
    </style:style>
    <style:style style:name="P30" style:family="paragraph" style:parent-style-name="Table_20_Contents">
      <style:paragraph-properties fo:text-align="start" style:justify-single-word="false" fo:keep-together="always" fo:keep-with-next="always"/>
      <style:text-properties style:font-name="Liberation Sans1" fo:font-size="6pt" officeooo:paragraph-rsid="0025d6a1" style:font-size-asian="6pt" style:font-size-complex="6pt"/>
    </style:style>
    <style:style style:name="P31" style:family="paragraph" style:parent-style-name="Table_20_Contents">
      <style:paragraph-properties fo:text-align="start" style:justify-single-word="false" fo:keep-together="always" fo:keep-with-next="always"/>
      <style:text-properties style:font-name="Liberation Sans1" fo:font-size="6pt" officeooo:paragraph-rsid="006202ba" style:font-size-asian="6pt" style:font-size-complex="6pt"/>
    </style:style>
    <style:style style:name="P32" style:family="paragraph" style:parent-style-name="Table_20_Contents">
      <style:paragraph-properties fo:text-align="center" style:justify-single-word="false" fo:keep-together="always" fo:keep-with-next="always"/>
      <style:text-properties style:font-name="Liberation Sans1" fo:font-size="6pt" style:font-size-asian="6pt" style:font-size-complex="6pt"/>
    </style:style>
    <style:style style:name="P33" style:family="paragraph" style:parent-style-name="Table_20_Contents">
      <style:paragraph-properties fo:text-align="end" style:justify-single-word="false" fo:keep-together="always" fo:keep-with-next="always"/>
      <style:text-properties fo:color="#355e00" style:font-name="Liberation Sans1" fo:font-size="6pt" fo:font-weight="bold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end" style:justify-single-word="false" fo:keep-together="always" fo:keep-with-next="always"/>
      <style:text-properties fo:color="#333333" style:font-name="Liberation Sans1" fo:font-size="6pt" fo:font-weight="bold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Liberation Sans1" fo:font-size="6pt" style:font-size-asian="6pt" style:font-size-complex="6pt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Liberation Sans1" fo:font-size="6pt" officeooo:rsid="00557177" officeooo:paragraph-rsid="00557177" style:font-size-asian="6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Liberation Sans1" fo:font-size="6pt" officeooo:rsid="006202ba" officeooo:paragraph-rsid="006202ba" style:font-size-asian="6pt" style:font-size-complex="6pt"/>
    </style:style>
    <style:style style:name="T1" style:family="text">
      <style:text-properties fo:color="#666666" style:font-name="Liberation Sans1" fo:font-weight="normal" officeooo:rsid="0017ee57" style:font-weight-asian="normal" style:font-weight-complex="normal"/>
    </style:style>
    <style:style style:name="T2" style:family="text">
      <style:text-properties fo:color="#666666" style:font-name="Liberation Sans1" fo:font-weight="normal" officeooo:rsid="001865c7" style:font-weight-asian="normal" style:font-weight-complex="normal"/>
    </style:style>
    <style:style style:name="T3" style:family="text">
      <style:text-properties fo:color="#666666" style:font-name="Liberation Sans1" fo:font-weight="normal" officeooo:rsid="00189e4c" style:font-weight-asian="normal" style:font-weight-complex="normal"/>
    </style:style>
    <style:style style:name="T4" style:family="text">
      <style:text-properties fo:color="#666666" style:font-name="Liberation Sans1" fo:font-weight="normal" officeooo:rsid="004ec213" style:font-weight-asian="normal" style:font-weight-complex="normal"/>
    </style:style>
    <style:style style:name="T5" style:family="text">
      <style:text-properties fo:color="#666666" style:font-name="Liberation Sans Narrow" fo:font-size="7pt" style:font-size-asian="7pt" style:font-size-complex="7pt"/>
    </style:style>
    <style:style style:name="T6" style:family="text">
      <style:text-properties fo:color="#666666" style:font-name="Liberation Sans Narrow" fo:font-size="7pt" officeooo:rsid="006208e9" style:font-size-asian="7pt" style:font-size-complex="7pt"/>
    </style:style>
    <style:style style:name="T7" style:family="text">
      <style:text-properties style:font-name="Liberation Sans1" fo:font-weight="bold" officeooo:rsid="0010a9fc" style:font-weight-asian="bold" style:font-weight-complex="bold"/>
    </style:style>
    <style:style style:name="T8" style:family="text">
      <style:text-properties style:font-name="Liberation Sans1" fo:font-weight="bold" officeooo:rsid="006100c7" style:font-weight-asian="bold" style:font-weight-complex="bold"/>
    </style:style>
    <style:style style:name="T9" style:family="text">
      <style:text-properties officeooo:rsid="00390e8d"/>
    </style:style>
    <style:style style:name="T10" style:family="text">
      <style:text-properties fo:color="#999999"/>
    </style:style>
    <style:style style:name="T11" style:family="text">
      <style:text-properties fo:color="#999999" officeooo:rsid="006208e9"/>
    </style:style>
    <style:style style:name="T12" style:family="text">
      <style:text-properties fo:color="#999999" style:font-name="Liberation Sans Narrow" officeooo:rsid="00521b6a"/>
    </style:style>
    <style:style style:name="T13" style:family="text">
      <style:text-properties officeooo:rsid="00293d40"/>
    </style:style>
    <style:style style:name="T14" style:family="text">
      <style:text-properties officeooo:rsid="00477eda"/>
    </style:style>
    <style:style style:name="T15" style:family="text">
      <style:text-properties fo:font-weight="bold" officeooo:rsid="00477eda" style:font-weight-asian="bold" style:font-weight-complex="bold"/>
    </style: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8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O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0106P0" style:volatile="true" number:language="es" number:country="CO">
      <number:number number:decimal-places="0" number:min-integer-digits="1" number:grouping="true"/>
    </number:number-style>
    <number:number-style style:name="N10106" number:language="es" number:country="CO">
      <style:text-properties fo:color="#ff0000"/>
      <number:text>-</number:text>
      <number:number number:decimal-places="0" number:min-integer-digits="1" number:grouping="true"/>
      <style:map style:condition="value()&gt;=0" style:apply-style-name="N10106P0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7">PERIODO INICIAL</text:p>
          </table:table-cell>
          <table:table-cell table:style-name="Tabla5.B1" office:value-type="string">
            <text:p text:style-name="P7">PERIODO FINAL</text:p>
          </table:table-cell>
          <table:table-cell table:style-name="Tabla5.B1" office:value-type="string">
            <text:p text:style-name="P8">CODIGO INICIAL</text:p>
          </table:table-cell>
          <table:table-cell table:style-name="Tabla5.D1" office:value-type="string">
            <text:p text:style-name="P8">CODIGO FINAL</text:p>
          </table:table-cell>
        </table:table-row>
        <table:table-row table:style-name="Tabla5.2">
          <table:table-cell table:style-name="Tabla5.A1" office:value-type="string">
            <text:p text:style-name="P11"><text:placeholder text:placeholder-type="text">&lt;start_period_name&gt;</text:placeholder></text:p>
          </table:table-cell>
          <table:table-cell table:style-name="Tabla5.A1" office:value-type="string">
            <text:p text:style-name="P9"><text:placeholder text:placeholder-type="text">&lt;end_period_name&gt;</text:placeholder></text:p>
          </table:table-cell>
          <table:table-cell table:style-name="Tabla5.A1" office:value-type="string">
            <text:p text:style-name="P10"><text:placeholder text:placeholder-type="text">&lt;start_code&gt;</text:placeholder></text:p>
          </table:table-cell>
          <table:table-cell table:style-name="Tabla5.D2" office:value-type="string">
            <text:p text:style-name="P10"><text:placeholder text:placeholder-type="text">&lt;end_code&gt;</text:placeholder></text:p>
          </table:table-cell>
        </table:table-row>
      </table:table>
      <text:p text:style-name="P13"/>
      <text:p text:style-name="P12"><text:placeholder text:placeholder-type="text">&lt;if test="party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<text:span text:style-name="T15">NIT / C.C.:</text:span><text:span text:style-name="T14"> </text:span><text:placeholder text:placeholder-type="text">&lt;party.vat_number or ''&gt;</text:placeholder></text:p>
          </table:table-cell>
          <table:table-cell table:style-name="Tabla1.A1" office:value-type="string">
            <text:p text:style-name="P22"><text:span text:style-name="T15">TERCERO: </text:span><text:placeholder text:placeholder-type="text">&lt;party.full_name&gt;</text:placeholder></text:p>
          </table:table-cell>
        </table:table-row>
      </table:table>
      <text:p text:style-name="P14"/>
      <text:p text:style-name="P14"><text:placeholder text:placeholder-type="text">&lt;/if&gt;</text:placeholder></text:p>
      <text:p text:style-name="P6"><text:placeholder text:placeholder-type="text">&lt;for each="account in accounts"&gt;</text:placeholder>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header-rows>
          <table:table-row table:style-name="Tabla2.1">
            <table:table-cell table:style-name="Tabla2.A1" office:value-type="string">
              <text:p text:style-name="P35">FECHA</text:p>
            </table:table-cell>
            <table:table-cell table:style-name="Tabla2.A1" office:value-type="string">
              <text:p text:style-name="P36">N° DOC</text:p>
            </table:table-cell>
            <table:table-cell table:style-name="Tabla2.A1" office:value-type="string">
              <text:p text:style-name="P37">TERCERO</text:p>
            </table:table-cell>
            <table:table-cell table:style-name="Tabla2.A1" office:value-type="string">
              <text:p text:style-name="P35">DESCRIPCION</text:p>
            </table:table-cell>
            <table:table-cell table:style-name="Tabla2.A1" office:value-type="string">
              <text:p text:style-name="P36">ORIGEN</text:p>
            </table:table-cell>
            <table:table-cell table:style-name="Tabla2.A1" office:value-type="string">
              <text:p text:style-name="P35">DEBITO<text:span text:style-name="T13">S</text:span></text:p>
            </table:table-cell>
            <table:table-cell table:style-name="Tabla2.A1" office:value-type="string">
              <text:p text:style-name="P35">CREDITO<text:span text:style-name="T13">S</text:span></text:p>
            </table:table-cell>
            <table:table-cell table:style-name="Tabla2.H1" office:value-type="string">
              <text:p text:style-name="P35">SALDO</text:p>
            </table:table-cell>
          </table:table-row>
        </table:table-header-rows>
        <table:table-row table:style-name="Tabla2.2">
          <table:table-cell table:style-name="Tabla2.A2" table:number-columns-spanned="2" office:value-type="string">
            <text:p text:style-name="P15"><text:placeholder text:placeholder-type="text">&lt;account.code or ''&gt;</text:placeholder></text:p>
          </table:table-cell>
          <table:covered-table-cell/>
          <table:table-cell table:style-name="Tabla2.A2" table:number-columns-spanned="3" office:value-type="string">
            <text:p text:style-name="P24"><text:placeholder text:placeholder-type="text">&lt;account.name or ''&gt;</text:placeholder></text:p>
          </table:table-cell>
          <table:covered-table-cell/>
          <table:covered-table-cell/>
          <table:table-cell table:style-name="Tabla2.F2" office:value-type="currency" office:currency="COP" office:value="0">
            <text:p text:style-name="P25"><text:placeholder text:placeholder-type="text">&lt;id2start_account[account.id].debit&gt;</text:placeholder></text:p>
          </table:table-cell>
          <table:table-cell table:style-name="Tabla2.F2" office:value-type="currency" office:currency="COP" office:value="0">
            <text:p text:style-name="P25"><text:placeholder text:placeholder-type="text">&lt;id2start_account[account.id].credit&gt;</text:placeholder></text:p>
          </table:table-cell>
          <table:table-cell table:style-name="Tabla2.H2" office:value-type="currency" office:currency="COP" office:value="0">
            <text:p text:style-name="P25"><text:placeholder text:placeholder-type="text">&lt;id2start_account[account.id].balance&gt;</text:placeholder></text:p>
          </table:table-cell>
        </table:table-row>
        <table:table-row table:style-name="Tabla2.1">
          <table:table-cell table:style-name="Tabla2.A3" table:number-columns-spanned="2" office:value-type="string">
            <text:p text:style-name="P20"><text:placeholder text:placeholder-type="text">&lt;for each="line in lines(account.id)"&gt;</text:placeholder></text:p>
          </table:table-cell>
          <table:covered-table-cell/>
          <table:table-cell table:style-name="Tabla2.C3" office:value-type="string">
            <text:p text:style-name="P20"/>
          </table:table-cell>
          <table:table-cell table:style-name="Tabla2.D3">
            <text:p text:style-name="P27"/>
          </table:table-cell>
          <table:table-cell table:style-name="Tabla2.E3">
            <text:p text:style-name="P27"/>
          </table:table-cell>
          <table:table-cell table:style-name="Tabla2.F3">
            <text:p text:style-name="P27"/>
          </table:table-cell>
          <table:table-cell table:style-name="Tabla2.G3">
            <text:p text:style-name="P27"/>
          </table:table-cell>
          <table:table-cell table:style-name="Tabla2.H3">
            <text:p text:style-name="P27"/>
          </table:table-cell>
        </table:table-row>
        <table:table-row table:style-name="Tabla2.4">
          <table:table-cell table:style-name="Tabla2.A4" office:value-type="string">
            <text:p text:style-name="P21"><text:placeholder text:placeholder-type="text">&lt;line['date']&gt;</text:placeholder></text:p>
          </table:table-cell>
          <table:table-cell table:style-name="Tabla2.B4" office:value-type="string">
            <text:p text:style-name="P32"><text:placeholder text:placeholder-type="text">&lt;line['move']&gt;</text:placeholder></text:p>
          </table:table-cell>
          <table:table-cell table:style-name="Tabla2.C4" office:value-type="string">
            <text:p text:style-name="P31"><text:placeholder text:placeholder-type="text">&lt;line['party']&gt;</text:placeholder></text:p>
          </table:table-cell>
          <table:table-cell table:style-name="Tabla2.D4" office:value-type="string">
            <text:p text:style-name="P30"><text:placeholder text:placeholder-type="text">&lt;line['description']&gt;</text:placeholder></text:p>
          </table:table-cell>
          <table:table-cell table:style-name="Tabla2.E4" office:value-type="string">
            <text:p text:style-name="P29"><text:placeholder text:placeholder-type="text">&lt;line['origin']&gt;</text:placeholder></text:p>
          </table:table-cell>
          <table:table-cell table:style-name="Tabla2.F4" office:value-type="float" office:value="0">
            <text:p text:style-name="P28"><text:placeholder text:placeholder-type="text">&lt;line['debit']&gt;</text:placeholder></text:p>
          </table:table-cell>
          <table:table-cell table:style-name="Tabla2.G4" office:value-type="float" office:value="0">
            <text:p text:style-name="P27"><text:placeholder text:placeholder-type="text">&lt;line['credit']&gt;</text:placeholder></text:p>
          </table:table-cell>
          <table:table-cell table:style-name="Tabla2.H4" office:value-type="float" office:value="0">
            <text:p text:style-name="P27"><text:placeholder text:placeholder-type="text">&lt;line['balance']&gt;</text:placeholder></text:p>
          </table:table-cell>
        </table:table-row>
        <table:table-row table:style-name="Tabla2.1">
          <table:table-cell table:style-name="Tabla2.A5" office:value-type="string">
            <text:p text:style-name="P23"><text:placeholder text:placeholder-type="text">&lt;/for&gt;</text:placeholder></text:p>
          </table:table-cell>
          <table:table-cell table:style-name="Tabla2.B5" office:value-type="string">
            <text:p text:style-name="P29"/>
          </table:table-cell>
          <table:table-cell table:style-name="Tabla2.C5" office:value-type="string">
            <text:p text:style-name="P29"/>
          </table:table-cell>
          <table:table-cell table:style-name="Tabla2.D5" office:value-type="string">
            <text:p text:style-name="P28"/>
          </table:table-cell>
          <table:table-cell table:style-name="Tabla2.E5" office:value-type="string">
            <text:p text:style-name="P29"/>
          </table:table-cell>
          <table:table-cell table:style-name="Tabla2.F5" office:value-type="string">
            <text:p text:style-name="P28"/>
          </table:table-cell>
          <table:table-cell table:style-name="Tabla2.G5" office:value-type="string">
            <text:p text:style-name="P27"/>
          </table:table-cell>
          <table:table-cell table:style-name="Tabla2.H5">
            <text:p text:style-name="P27"/>
          </table:table-cell>
        </table:table-row>
        <table:table-row table:style-name="Tabla2.1">
          <table:table-cell table:style-name="Tabla2.A6" table:number-columns-spanned="2" office:value-type="string">
            <text:p text:style-name="P17"/>
          </table:table-cell>
          <table:covered-table-cell/>
          <table:table-cell table:style-name="Tabla2.C6" office:value-type="string">
            <text:p text:style-name="P17"/>
          </table:table-cell>
          <table:table-cell table:style-name="Tabla2.D6" office:value-type="string">
            <text:p text:style-name="P33"/>
          </table:table-cell>
          <table:table-cell table:style-name="Tabla2.E6" office:value-type="string">
            <text:p text:style-name="P16">TOTAL</text:p>
          </table:table-cell>
          <table:table-cell table:style-name="Tabla2.F6" office:value-type="float" office:value="0">
            <text:p text:style-name="P25"><text:placeholder text:placeholder-type="text">&lt;id2end_account[account.id].debit - id2start_account[account.id].debit&gt;</text:placeholder></text:p>
          </table:table-cell>
          <table:table-cell table:style-name="Tabla2.G6" office:value-type="float" office:value="0">
            <text:p text:style-name="P25"><text:placeholder text:placeholder-type="text">&lt;id2end_account[account.id].credit - id2start_account[account.id].credit&gt;</text:placeholder></text:p>
          </table:table-cell>
          <table:table-cell table:style-name="Tabla2.H6" office:value-type="float" office:value="0">
            <text:p text:style-name="P25"><text:placeholder text:placeholder-type="text">&lt;(id2end_account[account.id].debit - id2end_account[account.id].credit) - (id2start_account[account.id].debit - id2start_account[account.id].credit)&gt;</text:placeholder></text:p>
          </table:table-cell>
        </table:table-row>
        <table:table-row table:style-name="Tabla2.1">
          <table:table-cell table:style-name="Tabla2.A7" table:number-columns-spanned="2" office:value-type="string">
            <text:p text:style-name="P19"/>
          </table:table-cell>
          <table:covered-table-cell/>
          <table:table-cell table:style-name="Tabla2.C7" office:value-type="string">
            <text:p text:style-name="P19"/>
          </table:table-cell>
          <table:table-cell table:style-name="Tabla2.D7" office:value-type="string">
            <text:p text:style-name="P34"/>
          </table:table-cell>
          <table:table-cell table:style-name="Tabla2.E7" office:value-type="string">
            <text:p text:style-name="P18">SALDO</text:p>
          </table:table-cell>
          <table:table-cell table:style-name="Tabla2.F7" office:value-type="float" office:value="0">
            <text:p text:style-name="P25"><text:placeholder text:placeholder-type="text">&lt;id2end_account[account.id].debit&gt;</text:placeholder></text:p>
          </table:table-cell>
          <table:table-cell table:style-name="Tabla2.G7" office:value-type="float" office:value="0">
            <text:p text:style-name="P25"><text:placeholder text:placeholder-type="text">&lt;id2end_account[account.id].credit&gt;</text:placeholder></text:p>
          </table:table-cell>
          <table:table-cell table:style-name="Tabla2.H7" office:value-type="float" office:value="0">
            <text:p text:style-name="P26"><text:placeholder text:placeholder-type="text">&lt;id2end_account[account.id].balance&gt;</text:placeholder></text:p>
          </table:table-cell>
        </table:table-row>
      </table:table>
      <text:p text:style-name="P5"/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9.191cm" table:align="margins"/>
    </style:style>
    <style:style style:name="Table2.A" style:family="table-column">
      <style:table-column-properties style:column-width="9.17cm" style:rel-column-width="31315*"/>
    </style:style>
    <style:style style:name="Table2.B" style:family="table-column">
      <style:table-column-properties style:column-width="10.021cm" style:rel-column-width="34220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_20_1">
      <style:paragraph-properties fo:text-align="start" style:justify-single-word="false"/>
      <style:text-properties fo:color="#666666" style:font-name="Liberation Sans Narrow" fo:font-size="12pt" style:text-underline-style="none" officeooo:rsid="0021ee69" officeooo:paragraph-rsid="0021ee69" style:font-size-asian="12pt" style:font-size-complex="12pt"/>
    </style:style>
    <style:style style:name="MP2" style:family="paragraph" style:parent-style-name="Header">
      <style:paragraph-properties fo:text-align="start" style:justify-single-word="false"/>
      <style:text-properties fo:color="#999999" style:font-name="Liberation Sans Narrow" fo:font-size="7pt" style:text-underline-style="none" officeooo:rsid="0021ee69" officeooo:paragraph-rsid="0044be4a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color="#333333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MP4" style:family="paragraph" style:parent-style-name="Header">
      <style:paragraph-properties fo:text-align="end" style:justify-single-word="false"/>
      <style:text-properties fo:color="#4c4c4c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MT1" style:family="text">
      <style:text-properties fo:color="#666666" style:font-name="Liberation Sans1" fo:font-weight="normal" officeooo:rsid="0017ee57" style:font-weight-asian="normal" style:font-weight-complex="normal"/>
    </style:style>
    <style:style style:name="MT2" style:family="text">
      <style:text-properties fo:color="#666666" style:font-name="Liberation Sans1" fo:font-weight="normal" officeooo:rsid="001865c7" style:font-weight-asian="normal" style:font-weight-complex="normal"/>
    </style:style>
    <style:style style:name="MT3" style:family="text">
      <style:text-properties fo:color="#666666" style:font-name="Liberation Sans1" fo:font-weight="normal" officeooo:rsid="00189e4c" style:font-weight-asian="normal" style:font-weight-complex="normal"/>
    </style:style>
    <style:style style:name="MT4" style:family="text">
      <style:text-properties fo:color="#666666" style:font-name="Liberation Sans1" fo:font-weight="normal" officeooo:rsid="004ec213" style:font-weight-asian="normal" style:font-weight-complex="normal"/>
    </style:style>
    <style:style style:name="MT5" style:family="text">
      <style:text-properties style:font-name="Liberation Sans1" fo:font-weight="bold" officeooo:rsid="0010a9fc" style:font-weight-asian="bold" style:font-weight-complex="bold"/>
    </style:style>
    <style:style style:name="MT6" style:family="text">
      <style:text-properties style:font-name="Liberation Sans1" fo:font-weight="bold" officeooo:rsid="006100c7" style:font-weight-asian="bold" style:font-weight-complex="bold"/>
    </style:style>
    <style:style style:name="MT7" style:family="text">
      <style:text-properties officeooo:rsid="00390e8d"/>
    </style:style>
    <style:style style:name="MT8" style:family="text">
      <style:text-properties fo:color="#999999" officeooo:rsid="006208e9"/>
    </style:style>
    <style:style style:name="MT9" style:family="text">
      <style:text-properties fo:color="#999999"/>
    </style:style>
    <style:style style:name="MT10" style:family="text">
      <style:text-properties fo:color="#999999" style:font-name="Liberation Sans Narrow" officeooo:rsid="00521b6a"/>
    </style:style>
    <style:style style:name="MT11" style:family="text">
      <style:text-properties fo:color="#666666" style:font-name="Liberation Sans Narrow" fo:font-size="7pt" style:font-size-asian="7pt" style:font-size-complex="7pt"/>
    </style:style>
    <style:style style:name="MT12" style:family="text">
      <style:text-properties fo:color="#666666" style:font-name="Liberation Sans Narrow" fo:font-size="7pt" officeooo:rsid="006208e9" style:font-size-asian="7pt" style:font-size-complex="7pt"/>
    </style:style>
    <style:page-layout style:name="Mpm1">
      <style:page-layout-properties fo:page-width="21.59cm" fo:page-height="27.94cm" style:num-format="1" style:print-orientation="portrait" fo:margin-top="1.101cm" fo:margin-bottom="1.101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LIBRO AUXILIAR</text:p>
              <text:p text:style-name="MP2">COMPAÑIA: <text:placeholder text:placeholder-type="text">&lt;company.rec_name&gt;</text:placeholder></text:p>
            </table:table-cell>
            <table:table-cell table:style-name="Table2.A1" office:value-type="string">
              <text:p text:style-name="MP3"><text:span text:style-name="MT1">PRESIK TECH</text:span><text:span text:style-name="MT2">NOLOGIE</text:span><text:span text:style-name="MT3">S <text:s/></text:span><text:span text:style-name="MT4">| </text:span><text:span text:style-name="MT3"><text:s/></text:span><text:span text:style-name="MT5">TRYTON </text:span><text:span text:style-name="MT6">ERP</text:span></text:p>
              <text:p text:style-name="MP4"><text:span text:style-name="MT7">IMPRESION</text:span>: <text:placeholder text:placeholder-type="text">&lt;time.strftime('%Y-%m-%d')&gt;</text:placeholder> <text:span text:style-name="MT7">-</text:span> <text:placeholder text:placeholder-type="text">&lt;time.strftime('%H:%M:%S')&gt;</text:placeholder> <text:span text:style-name="MT8">[</text:span><text:span text:style-name="MT9"> </text:span><text:span text:style-name="MT10">PAG. </text:span><text:span text:style-name="MT11"><text:page-number text:select-page="current">1</text:page-number></text:span><text:span text:style-name="MT11">/</text:span><text:span text:style-name="MT11"><text:page-count>1</text:page-count></text:span><text:span text:style-name="MT11"> </text:span><text:span text:style-name="MT12">]</text:span></text:p>
            </table:table-cell>
          </table:table-row>
        </table:table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6:41</meta:creation-date>
    <dc:date>2008-08-27T17:03:36</dc:date>
    <meta:editing-cycles>1</meta:editing-cycles>
    <meta:editing-duration>PT0S</meta:editing-duration>
    <meta:document-statistic meta:table-count="4" meta:image-count="0" meta:object-count="0" meta:page-count="1" meta:paragraph-count="49" meta:word-count="94" meta:character-count="1177" meta:non-whitespace-character-count="1130"/>
    <meta:user-defined meta:name="Info 1"/>
    <meta:user-defined meta:name="Info 2"/>
    <meta:user-defined meta:name="Info 3"/>
    <meta:user-defined meta:name="Info 4"/>
  </office:meta>
</office:document-meta>
</file>